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 Next LT Pro" svg:font-family="'Avenir Next LT Pr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style:vertical-align="bottom" fo:padding="0.097cm" fo:border-left="0.5pt solid #000000" fo:border-right="none" fo:border-top="0.5pt solid #000000" fo:border-bottom="0.5pt solid #000000"/>
    </style:style>
    <style:style style:name="Table1.E1" style:family="table-cell">
      <style:table-cell-properties style:vertical-align="bottom"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officeooo:rsid="001b1a15" officeooo:paragraph-rsid="001b1a15" style:font-weight-asian="bold" style:font-weight-complex="bold"/>
    </style:style>
    <style:style style:name="P2" style:family="paragraph" style:parent-style-name="Standard">
      <style:text-properties fo:font-weight="bold" officeooo:rsid="0020e62f" officeooo:paragraph-rsid="0020e62f" style:font-weight-asian="bold" style:font-weight-complex="bold"/>
    </style:style>
    <style:style style:name="P3" style:family="paragraph" style:parent-style-name="Standard">
      <style:text-properties fo:font-weight="bold" officeooo:rsid="0022ca83" officeooo:paragraph-rsid="0022ca83" style:font-weight-asian="bold" style:font-weight-complex="bold"/>
    </style:style>
    <style:style style:name="P4" style:family="paragraph" style:parent-style-name="Standard">
      <style:text-properties fo:font-weight="bold" officeooo:rsid="00277bc4" officeooo:paragraph-rsid="00277bc4" style:font-weight-asian="bold" style:font-weight-complex="bold"/>
    </style:style>
    <style:style style:name="P5" style:family="paragraph" style:parent-style-name="Standard">
      <style:text-properties fo:font-weight="normal" officeooo:rsid="0024548c" officeooo:paragraph-rsid="0024548c" style:font-weight-asian="normal" style:font-weight-complex="normal"/>
    </style:style>
    <style:style style:name="P6" style:family="paragraph" style:parent-style-name="Standard">
      <style:text-properties fo:font-weight="normal" officeooo:rsid="0024548c" officeooo:paragraph-rsid="0026c97d" style:font-weight-asian="normal" style:font-weight-complex="normal"/>
    </style:style>
    <style:style style:name="P7" style:family="paragraph" style:parent-style-name="Standard">
      <style:text-properties fo:font-weight="normal" officeooo:rsid="00266827" officeooo:paragraph-rsid="00266827" style:font-weight-asian="normal" style:font-weight-complex="normal"/>
    </style:style>
    <style:style style:name="P8" style:family="paragraph" style:parent-style-name="Standard">
      <style:text-properties fo:font-weight="normal" officeooo:rsid="00266827" officeooo:paragraph-rsid="00277bc4" style:font-weight-asian="normal" style:font-weight-complex="normal"/>
    </style:style>
    <style:style style:name="P9" style:family="paragraph" style:parent-style-name="Standard">
      <style:text-properties fo:font-weight="normal" officeooo:rsid="00266827" officeooo:paragraph-rsid="002a797f" style:font-weight-asian="normal" style:font-weight-complex="normal"/>
    </style:style>
    <style:style style:name="P10" style:family="paragraph" style:parent-style-name="Standard">
      <style:text-properties fo:font-weight="normal" officeooo:rsid="00277bc4" officeooo:paragraph-rsid="00277bc4" style:font-weight-asian="normal" style:font-weight-complex="normal"/>
    </style:style>
    <style:style style:name="P11" style:family="paragraph" style:parent-style-name="Standard">
      <style:text-properties officeooo:paragraph-rsid="001b1a15"/>
    </style:style>
    <style:style style:name="P12" style:family="paragraph" style:parent-style-name="Standard">
      <style:text-properties officeooo:rsid="001d5164" officeooo:paragraph-rsid="001d5164"/>
    </style:style>
    <style:style style:name="P13" style:family="paragraph" style:parent-style-name="Standard">
      <style:text-properties officeooo:paragraph-rsid="001d5164"/>
    </style:style>
    <style:style style:name="P14" style:family="paragraph" style:parent-style-name="Table_20_Contents">
      <style:paragraph-properties fo:text-align="end" style:justify-single-word="false"/>
      <style:text-properties officeooo:rsid="00258671" officeooo:paragraph-rsid="002a797f"/>
    </style:style>
    <style:style style:name="P15" style:family="paragraph" style:parent-style-name="Table_20_Contents">
      <style:paragraph-properties fo:text-align="center" style:justify-single-word="false"/>
      <style:text-properties officeooo:rsid="00258671" officeooo:paragraph-rsid="002a797f"/>
    </style:style>
    <style:style style:name="P16" style:family="paragraph" style:parent-style-name="Table_20_Contents">
      <style:paragraph-properties fo:text-align="end" style:justify-single-word="false"/>
      <style:text-properties officeooo:rsid="002a797f" officeooo:paragraph-rsid="002a797f"/>
    </style:style>
    <style:style style:name="P17" style:family="paragraph" style:parent-style-name="Table_20_Contents">
      <style:paragraph-properties fo:text-align="center" style:justify-single-word="false"/>
      <style:text-properties style:text-position="0% 100%" officeooo:rsid="002a797f" officeooo:paragraph-rsid="002a797f"/>
    </style:style>
    <style:style style:name="T1" style:family="text">
      <style:text-properties officeooo:rsid="001b1a15"/>
    </style:style>
    <style:style style:name="T2" style:family="text">
      <style:text-properties officeooo:rsid="001d5164"/>
    </style:style>
    <style:style style:name="T3" style:family="text">
      <style:text-properties officeooo:rsid="001e9b89"/>
    </style:style>
    <style:style style:name="T4" style:family="text">
      <style:text-properties officeooo:rsid="001fa293"/>
    </style:style>
    <style:style style:name="T5" style:family="text">
      <style:text-properties officeooo:rsid="0022ca83"/>
    </style:style>
    <style:style style:name="T6" style:family="text">
      <style:text-properties officeooo:rsid="00252fcf"/>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super 58%" fo:font-style="normal" officeooo:rsid="002bfe36"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277bc4" style:font-style-asian="normal" style:font-style-complex="normal"/>
    </style:style>
    <style:style style:name="T14" style:family="text">
      <style:text-properties style:text-position="0% 100%" fo:font-style="normal" officeooo:rsid="002a797f" style:font-style-asian="normal" style:font-style-complex="normal"/>
    </style:style>
    <style:style style:name="T15" style:family="text">
      <style:text-properties style:text-position="0% 100%" fo:font-style="normal" officeooo:rsid="002bfe36" style:font-style-asian="normal" style:font-style-complex="normal"/>
    </style:style>
    <style:style style:name="T16" style:family="text">
      <style:text-properties officeooo:rsid="0026c97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1">Of all aspects of the culture surrounding computer science, and software development in particular, the concept of open-source software and its development is perhaps one of the crowning achievements of the community at large. It is a remarkable tool no matter its shape or size, with applications in education, encouraging greater collaboration and more, all with an emphasis of accessibility. An open-source program is, by definition, open to \textit{anyone} to modify and use, so long as its license permits it. In turn, this means that the majority of open-source software is free for anyone to use, regardless of whether or not they intend on editing the source code.</text:p>
      <text:p text:style-name="P11"><text:tab/>It seems as though many developers who dedicate their time and effort to open-source endeavours do it not only for possible personal gain, but for the love of their community. Participation in open-source software projects for most programmers means doing the work on their own time, away from a professional environment. Further, because a majority of open-source projects are made available for free, this means that most who contribute to these projects tend to see little if any monetary gain from their endeavours aside from acts of charity (i.e. donations). </text:p>
      <text:p text:style-name="P11"><text:span text:style-name="T1"><text:tab/>I</text:span>n this way, it is sufficient to say that open-source contribution is much akin to volunteer work. Hard work with nothing expected in return, giving your time to some sort of cause. But that is simply by definition, and I am curious to see if it holds up in real world practice. Therefore, my goal for this project is to see if there is a possible correlation between areas of the world where it is more common for individuals to participate in bettering their communities, and areas of the world where it is more common for software programmers to contribute towards open-source endeavours. Currently, my hypothesis is that there will be a strong correlation between the two.</text:p>
      <text:p text:style-name="Standard"/>
      <text:p text:style-name="P2">The Data</text:p>
      <text:p text:style-name="P11">Unfortunately, this is not a heavily surveyed topic. Metadata for these sorts of studies is difficult to gather, especially when necessary APIs are not made available by the major open-source software (OSS) platforms. However, what data there is available on the topic may reveal some interesting results.</text:p>
      <text:p text:style-name="P11"><text:tab/>For this exploratory project, I will be using the data collected by a group of researchers out of Vienna from 2021, in which they plotted the density of GitHub users who made over 100 contributions to open-source software, by country and certain sub-regions. \footnote{J. Wachs, M. Nitecki, W. Schueller, A. Polleres. "The Geography of Open Source Software: Evidence from GitHub." Technological Forecasting and Social Change (2022): https://www.sciencedirect.com/science/article/pii/S0040162522000105} The reason they had done this was to attempt at establishing a positive correlation between a country's gross national income (GNI) and its open-source contribution count. It is remarkable work, as they have gone so far as to account for discrepancies in the number of accounts against the number of actual individual persons who have used the service. They have done this by taking the GitHub archived history of all public commits, and queried its saved email and personal information against the GitHub account lookup API. Considering the tools at their disposal, this may be the best snapshot we have into the location data of the open-source community.</text:p>
      <text:p text:style-name="P11"><text:tab/>To compare this GitHub data with, I have decided on using data that describes a country's allowance for its citizens to participate in democracy, along with actual participation numbers, to see if there is any correlation between more democratically aligned countries and their likelihood to contribute to OSS. This data will come from the Economist's Intelligence Unit (EIU) Democracy Index for the year 2022, as this data weights each country's democratic performance using multiple factors\footnote{https://github.com/owid/notebooks/blob/main/BastianHerre/democracy/datasets\\/cleaned/eiu\_cleaned.csv}. This includes their free and fair elections score (\texttt{elect\_freefair\_eiu}) and their democratic participation score (\texttt{pol\_part\_eiu}). This data sets scores each individual trait on a scale from 0.00 (least democratic) to 10.00 (most democratic).</text:p>
      <text:p text:style-name="Standard"><text:soft-page-break/></text:p>
      <text:p text:style-name="Standard"><text:s text:c="4"/>While I could have used actual volunteering populations of countries, I decided this was not very representative towards the goal of my project. This is due in large part to how the number of volunteers a country sees yearly does not accurately describe their volunteering performance over time. For example, some people may volunteer more than once a year and be doubly counted. Some countries may also not have very recent volunteering data, an issue I ran into frequently while seeking the data out. Another issue I ran into was inconsistency between each country as to what actually constituted as "volunteer work", for cultural reasons or otherwise. </text:p>
      <text:p text:style-name="Standard"><text:tab/>Democratic performance data, on the other hand, is much more heavily documented. There were many Democracy Indexes I could have drawn my data from; the only reason I chose the EIU's is because it distinctly separates electoral participation and democratic freedom, which I will use when weighting my results.</text:p>
      <text:p text:style-name="Standard"/>
      <text:p text:style-name="P1">Hypothesis</text:p>
      <text:p text:style-name="P12">First and foremost, I believe that a country’s overall democracy index will quite strongly and positively correlate with its GitHub contributions per capita. However, in order to come up with the best possible results, I have not only compared the base democracy index with the GitHub contributions per capita, but have used three sub-scores from the EIU which they had used to create the combined democracy index. Because this analysis was more of a thought experiment, I thought it may be interesting to take a look at the different things possibly affecting the overall correlation scores, and I have come up with an individual hypothesis for each.</text:p>
      <text:p text:style-name="P11"><text:tab/>The first metric <text:span text:style-name="T2">I used was</text:span> the “political participation” index, calculated by the EIU and included in the dataset under the column \texttt{pol\_part\_eiu}. This <text:span text:style-name="T2">index is meant to describe</text:span> the actual participation by citizens in elections, <text:span text:style-name="T2">and I believe this will have the strongest correlation with the dataset.</text:span></text:p>
      <text:p text:style-name="P13"><text:tab/>The second metric <text:span text:style-name="T4">I used was the</text:span> “free and fair election” index, found in column \texttt{elect\_freefair\_eiu}. This describes the extent to which a country hosts free and fair elections for its citizens. <text:span text:style-name="T2">I believe this one will also correlate pretty strongly with the GitHub dataset, because it makes sense that a country where political participation is discouraged to have a less community-oriented culture overall.</text:span></text:p>
      <text:p text:style-name="P13"><text:tab/>The third <text:span text:style-name="T2">and final </text:span>metric <text:span text:style-name="T2">I used was</text:span> the democratic culture index. That is, the extent to which a country's citizens prefer democratic institutions over non-democratic ones. This is found under the column \texttt{dem\_culture\_eiu}. <text:span text:style-name="T2">This hypothesis is tricker for me to predict, as there are many democratic countries where their respective citizens have a particular distaste for democracy. Mexico, for example, is a fairly developed country with low approval for democracy within my dataset. </text:span><text:span text:style-name="T3">So while I </text:span><text:span text:style-name="T5">still </text:span><text:span text:style-name="T3">believe this will correlate positively with the GitHub data, I cannot be certain how strong this correlation will be.</text:span></text:p>
      <text:p text:style-name="P13"/>
      <text:p text:style-name="P3">Descriptive Analytics</text:p>
      <text:p text:style-name="P6">In order to compare the data, I plotted each index set against the GitHub data on a scatter plot using Seaborn. Seaborn uses Matplotlib.pyplot in order to create its graphs, and also allows for regression lines to be plotted without needing to calculate them first. <text:span text:style-name="T16">It also easily allows for polynomial-degree regression lines for better fitting. After initial testing, I went with order-2, as it was a better fit. </text:span>Considering <text:span text:style-name="T16">Seaborn</text:span> was easy to use <text:span text:style-name="T16">for these purposes</text:span>, I went with it for my analysis. </text:p>
      <text:p text:style-name="P6"><text:tab/>To calculate a necessary p-value, I used Scipy’s statistics module’s implementation of linear regression, as it would return to me the necessary values. It is also what Seaborn uses to calculate its own regression plots, and so using Scipy ensured the results to match. </text:p>
      <text:p text:style-name="P6"><text:tab/>After plotting each index and its regression lines, as well as outputting their p-values, here were my result<text:span text:style-name="T6">s:</text:span></text:p>
      <text:p text:style-name="P5"><text:soft-page-break/></text:p>
      <text:p text:style-name="P5"/>
      <text:p text:style-name="P7">These p-values are <text:span text:style-name="T10">remarkably</text:span><text:span text:style-name="T11"> impressive, and indicate a strong statistical significance found when computing the correlation between the datasets. </text:span></text:p>
      <text:p text:style-name="P7"><text:span text:style-name="T12"/></text:p>
      <text:p text:style-name="P4"><text:span text:style-name="T12">Predictive Analytics</text:span></text:p>
      <text:p text:style-name="P10"><text:span text:style-name="T12">In order to test the datasets’ strength as a prediction model, I had to reuse and reshuffle my data over many variations and take the average R</text:span><text:span text:style-name="T8">2</text:span><text:span text:style-name="T12"> score of them all. I accomplished this </text:span><text:span text:style-name="T14">by using Scikit-learn’s utils.shuffle in order to randomly reorder my aggregated data efficiently with each iteration, then splitting it in half with Pandas’ sample function. I then would retrain and retest a new Scikit-learn LinearRegression model with each shuffle, because Scikit-learn’s LinearRegression has a user friendly scoring function to easily test predictive performance. Over 10,000 iterations (my provided source code says only 1000 so as to not explode your machine), I was able to produce the following average prediction scores:</text:span></text:p>
      <text:p text:style-name="P10"><text:span text:style-name="T14"/></text:p>
      <table:table table:name="Table1" table:style-name="Table1">
        <table:table-column table:style-name="Table1.A" table:number-columns-repeated="5"/>
        <table:table-row>
          <table:table-cell table:style-name="Table1.A1" office:value-type="string">
            <text:p text:style-name="P14">Index</text:p>
          </table:table-cell>
          <table:table-cell table:style-name="Table1.A1" office:value-type="string">
            <text:p text:style-name="P15">Democracy</text:p>
          </table:table-cell>
          <table:table-cell table:style-name="Table1.A1" office:value-type="string">
            <text:p text:style-name="P15">Free and Fair Elections</text:p>
          </table:table-cell>
          <table:table-cell table:style-name="Table1.A1" office:value-type="string">
            <text:p text:style-name="P15">Political Participation</text:p>
          </table:table-cell>
          <table:table-cell table:style-name="Table1.E1" office:value-type="string">
            <text:p text:style-name="P15">Democratic Culture</text:p>
          </table:table-cell>
        </table:table-row>
        <table:table-row>
          <table:table-cell table:style-name="Table1.A2" office:value-type="string">
            <text:p text:style-name="P16">R<text:span text:style-name="T7">2</text:span> Value</text:p>
          </table:table-cell>
          <table:table-cell table:style-name="Table1.A2" office:value-type="string">
            <text:p text:style-name="P17">0.3824</text:p>
          </table:table-cell>
          <table:table-cell table:style-name="Table1.A2" office:value-type="string">
            <text:p text:style-name="P17">0.2079</text:p>
          </table:table-cell>
          <table:table-cell table:style-name="Table1.A2" office:value-type="string">
            <text:p text:style-name="P17">0.3125</text:p>
          </table:table-cell>
          <table:table-cell table:style-name="Table1.E2" office:value-type="string">
            <text:p text:style-name="P17">0.3958</text:p>
          </table:table-cell>
        </table:table-row>
      </table:table>
      <text:p text:style-name="P9"><text:span text:style-name="T12"/></text:p>
      <text:p text:style-name="P8"><text:span text:style-name="T12"><text:tab/>The R</text:span><text:span text:style-name="T8">2</text:span><text:span text:style-name="T12"> scores convey a </text:span><text:span text:style-name="T13">strong predictive ability found within each variation of my data</text:span><text:span text:style-name="T12">. While these are not as good as the regression scores found by the initial researchers who collected the GitHub data for </text:span><text:span text:style-name="T13">comparison</text:span><text:span text:style-name="T12"> against countr</text:span><text:span text:style-name="T13">ies</text:span><text:span text:style-name="T12">’ GNI</text:span><text:span text:style-name="T13">s </text:span><text:span text:style-name="T15">(their R</text:span><text:span text:style-name="T9">2</text:span><text:span text:style-name="T15"> = 0.65)</text:span><text:span text:style-name="T12">, I </text:span><text:span text:style-name="T13">a</text:span><text:span text:style-name="T12">m still </text:span><text:span text:style-name="T13">quite </text:span><text:span text:style-name="T12">happy with the results.</text:span><text:span text:style-name="T14"> Interestingly enough, it seems that my hypothesis for the free and fair elections index and the democratic culture index were reversed. It seems that the democratic culture index was, in fact, the most strongly correlated index against the GitHub contributions per capita. This is confirmed when comparing their previously calculated p-values, where the democratic culture index’s score is magnitudes smaller than the free and fair elections inde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 Next LT Pro" svg:font-family="'Avenir Next LT Pr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9T16:40:15.717201760</meta:creation-date>
    <dc:date>2023-12-09T18:19:24.290513763</dc:date>
    <meta:editing-duration>PT43M40S</meta:editing-duration>
    <meta:editing-cycles>13</meta:editing-cycles>
    <meta:generator>LibreOffice/7.3.7.2$Linux_X86_64 LibreOffice_project/30$Build-2</meta:generator>
    <meta:document-statistic meta:table-count="1" meta:image-count="0" meta:object-count="0" meta:page-count="3" meta:paragraph-count="33" meta:word-count="1540" meta:character-count="9926" meta:non-whitespace-character-count="8399"/>
  </office:meta>
</office:document-meta>
</file>